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zi4-Regular" svg:font-family="Inconsolatazi4-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52.18mm"/>
    </style:style>
    <style:style style:name="co4" style:family="table-column">
      <style:table-column-properties fo:break-before="auto" style:column-width="84.4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ackground-color="#dee6ef"/>
    </style:style>
    <style:style style:name="ce14" style:family="table-cell" style:parent-style-name="Default">
      <style:table-cell-properties fo:background-color="#dee6ef"/>
    </style:style>
    <style:style style:name="ce15" style:family="table-cell" style:parent-style-name="Excel_20_Built-in_20_Normal">
      <style:table-cell-properties fo:background-color="#dee6e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16" style:family="table-cell" style:parent-style-name="Excel_20_Built-in_20_Normal">
      <style:table-cell-properties fo:background-color="#dee6e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" style:data-style-name="N41"/>
    <style:style style:name="ce24" style:family="table-cell" style:parent-style-name="Excel_20_Built-in_20_Normal">
      <style:table-cell-properties fo:wrap-option="wrap"/>
    </style:style>
    <style:style style:name="ce226" style:family="table-cell" style:parent-style-name="Excel_20_Built-in_20_Normal" style:data-style-name="N40"/>
    <style:style style:name="ce18" style:family="table-cell" style:parent-style-name="Default">
      <style:text-properties fo:color="#ffffff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244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U211:Sheet1.CW2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13"/>
        <table:table-column table:style-name="co4" table:default-cell-style-name="Excel_20_Built-in_20_Normal"/>
        <table:table-column table:style-name="co3" table:default-cell-style-name="ce13"/>
        <table:table-column table:style-name="co3" table:default-cell-style-name="Excel_20_Built-in_20_Normal"/>
        <table:table-column table:style-name="co3" table:default-cell-style-name="ce13"/>
        <table:table-column table:style-name="co3" table:default-cell-style-name="Excel_20_Built-in_20_Normal"/>
        <table:table-column table:style-name="co3" table:default-cell-style-name="ce13"/>
        <table:table-column table:style-name="co3" table:default-cell-style-name="Excel_20_Built-in_20_Normal"/>
        <table:table-column table:style-name="co3" table:default-cell-style-name="ce13"/>
        <table:table-column table:style-name="co3" table:default-cell-style-name="Excel_20_Built-in_20_Normal"/>
        <table:table-column table:style-name="co3" table:default-cell-style-name="ce13"/>
        <table:table-column table:style-name="co3" table:default-cell-style-name="Excel_20_Built-in_20_Normal"/>
        <table:table-column table:style-name="co3" table:default-cell-style-name="ce13"/>
        <table:table-column table:style-name="co3" table:default-cell-style-name="Excel_20_Built-in_20_Normal"/>
        <table:table-column table:style-name="co3" table:number-columns-repeated="3" table:default-cell-style-name="ce298"/>
        <table:table-column table:style-name="co5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office:value-type="string" calcext:value-type="string">
            <text:p>2200SheffieldLM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table:style-name="ce226" office:value-type="string" calcext:value-type="string">
            <text:p>ObsBath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Bmth</text:p>
          </table:table-cell>
          <table:table-cell table:number-columns-repeated="431"/>
        </table:table-row>
        <table:table-row table:style-name="ro1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Sdso</text:p>
          </table:table-cell>
          <table:table-cell table:style-name="ce14" office:value-type="string" calcext:value-type="string">
            <text:p>Midland Services</text:p>
          </table:table-cell>
          <table:table-cell table:style-name="Default"/>
          <table:table-cell table:style-name="ce14" office:value-type="string" calcext:value-type="string">
            <text:p>Bath</text:p>
          </table:table-cell>
          <table:table-cell table:style-name="Default"/>
          <table:table-cell table:style-name="ce14" office:value-type="string" calcext:value-type="string">
            <text:p>Radstock</text:p>
          </table:table-cell>
          <table:table-cell table:style-name="Default"/>
          <table:table-cell table:style-name="ce14" office:value-type="string" calcext:value-type="string">
            <text:p>Templecombe</text:p>
          </table:table-cell>
          <table:table-cell table:style-name="Default"/>
          <table:table-cell table:style-name="ce14" office:value-type="string" calcext:value-type="string">
            <text:p>Branksome</text:p>
          </table:table-cell>
          <table:table-cell table:style-name="Default"/>
          <table:table-cell table:style-name="ce14" office:value-type="string" calcext:value-type="string">
            <text:p>Bournemouth</text:p>
          </table:table-cell>
          <table:table-cell table:style-name="Default"/>
          <table:table-cell table:style-name="ce14" office:value-type="string" calcext:value-type="string">
            <text:p>Other Services</text:p>
          </table:table-cell>
          <table:table-cell table:style-name="Default"/>
          <table:table-cell table:style-name="ce18" table:number-columns-repeated="2"/>
          <table:table-cell table:style-name="ce226" office:value-type="string" calcext:value-type="string">
            <text:p>observer 71B</text:p>
          </table:table-cell>
          <table:table-cell table:number-columns-repeated="431"/>
        </table:table-row>
        <table:table-row table:style-name="ro1">
          <table:table-cell table:style-name="ce211" office:value-type="string" calcext:value-type="string">
            <text:p>#comment</text:p>
          </table:table-cell>
          <table:table-cell table:number-columns-repeated="2"/>
          <table:table-cell office:value-type="string" calcext:value-type="string">
            <text:p>So2200SheffieldLM5</text:p>
          </table:table-cell>
          <table:table-cell table:number-columns-repeated="446"/>
        </table:table-row>
        <table:table-row-group>
          <table:table-row table:style-name="ro1">
            <table:table-cell table:style-name="ce209" office:value-type="string" calcext:value-type="string">
              <text:p>#path</text:p>
            </table:table-cell>
            <table:table-cell table:number-columns-repeated="2"/>
            <table:table-cell office:value-type="string" calcext:value-type="string">
              <text:p>SDSO2200SheffieldLM5</text:p>
            </table:table-cell>
            <table:table-cell table:number-columns-repeated="12"/>
            <table:table-cell table:style-name="ce226" office:value-type="string" calcext:value-type="string">
              <text:p>RL_ObsBath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BmthObs</text:p>
            </table:table-cell>
            <table:table-cell table:number-columns-repeated="431"/>
          </table:table-row>
        </table:table-row-group>
        <table:table-row table:style-name="ro1">
          <table:table-cell table:style-name="ce209" office:value-type="string" calcext:value-type="string">
            <text:p>#consist</text:p>
          </table:table-cell>
          <table:table-cell table:number-columns-repeated="2"/>
          <table:table-cell office:value-type="string" calcext:value-type="string">
            <text:p>LM544839Le + 58_Sheffield_2200FO_Bournemouth</text:p>
          </table:table-cell>
          <table:table-cell table:number-columns-repeated="12"/>
          <table:table-cell table:style-name="Excel_20_Built-in_20_Normal" office:value-type="string" calcext:value-type="string">
            <text:p>SO_3FT47190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Excel_20_Built-in_20_Normal" office:value-type="string" calcext:value-type="string">
            <text:p>RL_M730060LE</text:p>
          </table:table-cell>
          <table:table-cell table:number-columns-repeated="431"/>
        </table:table-row>
        <table:table-row table:style-name="ro1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" office:value-type="time" office:time-value="PT02H10M00S" calcext:value-type="time">
            <text:p>02:10:00</text:p>
          </table:table-cell>
          <table:table-cell table:number-columns-repeated="12"/>
          <table:table-cell table:style-name="ce226" office:value-type="string" calcext:value-type="string">
            <text:p>02:28$create=00:02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9:35$create=00:04</text:p>
          </table:table-cell>
          <table:table-cell table:number-columns-repeated="431"/>
        </table:table-row>
        <table:table-row table:style-name="ro1">
          <table:table-cell table:style-name="ce210" office:value-type="string" calcext:value-type="string">
            <text:p>#speedmph</text:p>
          </table:table-cell>
          <table:table-cell table:number-columns-repeated="15"/>
          <table:table-cell table:style-name="ce299" table:number-columns-repeated="3"/>
          <table:table-cell table:number-columns-repeated="431"/>
        </table:table-row>
        <table:table-row table:style-name="ro1">
          <table:table-cell table:style-name="ce210" office:value-type="string" calcext:value-type="string">
            <text:p>#note</text:p>
          </table:table-cell>
          <table:table-cell table:number-columns-repeated="15"/>
          <table:table-cell table:style-name="ce300" table:number-columns-repeated="3"/>
          <table:table-cell table:number-columns-repeated="431"/>
        </table:table-row>
        <table:table-row table:style-name="ro1">
          <table:table-cell table:style-name="ce211" office:value-type="string" calcext:value-type="string">
            <text:p>#direction</text:p>
          </table:table-cell>
          <table:table-cell table:number-columns-repeated="15"/>
          <table:table-cell table:style-name="ce299" table:number-columns-repeated="3"/>
          <table:table-cell table:number-columns-repeated="431"/>
        </table:table-row>
        <table:table-row table:style-name="ro1">
          <table:table-cell table:style-name="Default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4"/>
          <table:table-cell table:style-name="Default"/>
          <table:table-cell table:style-name="ce14"/>
          <table:table-cell table:style-name="Default"/>
          <table:table-cell table:style-name="ce14"/>
          <table:table-cell table:style-name="Default"/>
          <table:table-cell table:style-name="ce14"/>
          <table:table-cell table:style-name="Default"/>
          <table:table-cell table:style-name="ce14"/>
          <table:table-cell table:style-name="Default" table:number-columns-repeated="4"/>
          <table:table-cell table:number-columns-repeated="431"/>
        </table:table-row>
        <table:table-row table:style-name="ro1">
          <table:table-cell office:value-type="string" calcext:value-type="string">
            <text:p>BasingstokeMain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asingstokeLocal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asingstoke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asingstoke Loco70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Micheldever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Micheldever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inchesterCity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inchester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hawfo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hawford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Elgh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Allbrook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ElghEast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448"/>
        </table:table-row>
        <table:table-row table:style-name="ro1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435"/>
        </table:table-row>
        <table:table-row table:style-name="ro1">
          <table:table-cell office:value-type="string" calcext:value-type="string">
            <text:p>EastleighLoco71A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448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448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448"/>
        </table:table-row>
        <table:table-row table:style-name="ro1">
          <table:table-cell office:value-type="string" calcext:value-type="string">
            <text:p>ChandlersFo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ChandlersFord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RomseyUp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RomseyDn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Romsey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Romsey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waythling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waythling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tDeny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48"/>
        </table:table-row>
        <table:table-row table:style-name="ro1">
          <table:table-cell office:value-type="string" calcext:value-type="string">
            <text:p>BevoisReception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Northam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NorthamReception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outhamptonCentral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outhamptonCLocal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outhamptonSiding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Millbrook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Millbrook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Redbridge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Redbridge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Totton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Totton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TottonGdsLoop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LyndhurstRd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LyndhurstRoa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eaulieuRd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eaulieuRoa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rockenhurst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rockenhurstGoo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rockGdsloop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rockSiding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rock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rockRec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LymingtonTown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LymingtonTown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LymingtonPier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LymingtonPier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way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way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NewMilton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NewMilton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HintonAdmiral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HintonAdmiral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Christchurch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Xchurch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448"/>
        </table:table-row>
        <table:table-row table:style-name="ro1">
          <table:table-cell office:value-type="string" calcext:value-type="string">
            <text:p>Boscombe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oscombe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ournemouthCentral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448"/>
        </table:table-row>
        <table:table-row table:style-name="ro1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448"/>
        </table:table-row>
        <table:table-row table:style-name="ro1">
          <table:table-cell office:value-type="string" calcext:value-type="string">
            <text:p>BournemouthCentral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mthLoco71B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ournemouthCentralGoo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ournemouthCentralGoodsW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448"/>
        </table:table-row>
        <table:table-row table:style-name="ro1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448"/>
        </table:table-row>
        <table:table-row table:style-name="ro1">
          <table:table-cell office:value-type="string" calcext:value-type="string">
            <text:p>BournemouthWest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ranksome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ranksome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rnkLoco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Parkstone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Parkstone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Poole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Poole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PooleUpReception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PooleQuay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HamworthyJct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HamworthyJct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Hamworthy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Holmsley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Holmsley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Ringwoo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Ringwood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AshleyHeathHalt</text:p>
          </table:table-cell>
          <table:table-cell table:number-columns-repeated="449"/>
        </table:table-row>
        <table:table-row table:style-name="ro1">
          <table:table-cell table:style-name="ce212" office:value-type="string" calcext:value-type="string">
            <text:p>WestMoor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estMoors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Udden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imborneDown</text:p>
          </table:table-cell>
          <table:table-cell table:number-columns-repeated="449"/>
        </table:table-row>
        <table:table-row table:style-name="ro1">
          <table:table-cell table:style-name="ce212" office:value-type="string" calcext:value-type="string">
            <text:p>Wimborne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imborneYard</text:p>
          </table:table-cell>
          <table:table-cell table:number-columns-repeated="449"/>
        </table:table-row>
        <table:table-row table:style-name="ro1">
          <table:table-cell table:style-name="ce212" office:value-type="string" calcext:value-type="string">
            <text:p>Broadstone</text:p>
          </table:table-cell>
          <table:table-cell table:number-columns-repeated="449"/>
        </table:table-row>
        <table:table-row table:style-name="ro1">
          <table:table-cell table:style-name="ce212" office:value-type="string" calcext:value-type="string">
            <text:p>Broadstone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Creekmoor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CreekmoorSiding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HoltonHeath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HoltonHeathRNCF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andfordSiding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areham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arehamBay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arehamGoods</text:p>
          </table:table-cell>
          <table:table-cell table:number-columns-repeated="15"/>
          <table:table-cell table:style-name="ce299" table:number-columns-repeated="3"/>
          <table:table-cell table:number-columns-repeated="431"/>
        </table:table-row>
        <table:table-row table:style-name="ro1">
          <table:table-cell office:value-type="string" calcext:value-type="string">
            <text:p>Wareham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ool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oolGoo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Moreton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MoretonGoo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DorchesterDown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DorchesterUp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Dorchester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Dorchester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448"/>
        </table:table-row>
        <table:table-row table:style-name="ro1">
          <table:table-cell office:value-type="string" calcext:value-type="string">
            <text:p>Upwey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448"/>
        </table:table-row>
        <table:table-row table:style-name="ro1">
          <table:table-cell office:value-type="string" calcext:value-type="string">
            <text:p>Weymouth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eymouthCarriage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eymouthMP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Northam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448"/>
        </table:table-row>
        <table:table-row table:style-name="ro1">
          <table:table-cell office:value-type="string" calcext:value-type="string">
            <text:p>Southampton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outhamptonEdock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outhamptonWdock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otonTermGoo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otonLoco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otonChapelGoo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CorfeMullenJct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aileyGate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aileyGateGds</text:p>
          </table:table-cell>
          <table:table-cell table:number-columns-repeated="449"/>
        </table:table-row>
        <table:table-row table:style-name="ro1">
          <table:table-cell table:style-name="ce213" office:value-type="string" calcext:value-type="string">
            <text:p>Blandfo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landford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hillingstone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hillingstone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turminsterNewton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turminsterNewton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talbridge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talbridge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Henstridge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Templecombe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Templecombe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TemplecombeJct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TemplecombeLoco71H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incanton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incanton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Cole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Cole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EvercreechJct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EvercreechJct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EvercreechJct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EvercreechNew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EvercreechNew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heptonMallet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heptonMallet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Masbury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inegar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inegar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Chilcompton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Chilcompton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MidsomerNorton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MidsomerNorton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Radstock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Radstock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hoscombeSinglehillHalt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ellow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ellow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Midfo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athGreenPark</text:p>
          </table:table-cell>
          <table:table-cell office:value-type="string" calcext:value-type="string">
            <text:p>$terminal</text:p>
          </table:table-cell>
          <table:table-cell/>
          <table:table-cell table:style-name="ce22" office:value-type="time" office:time-value="PT02H30M00S" calcext:value-type="time">
            <text:p>02:30:00</text:p>
          </table:table-cell>
          <table:table-cell table:number-columns-repeated="446"/>
        </table:table-row>
        <table:table-row table:style-name="ro1">
          <table:table-cell office:value-type="string" calcext:value-type="string">
            <text:p>BathGreenPark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athloco71G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athMidland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Furzebrook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CorfeCastle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Corfe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wanage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wanage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Marchwoo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MarchwoodW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Hythe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Hythe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Fawley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FawleyEssoLoading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FawleyCadlan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FawleyISR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inchesterChesil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orthyDown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iding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DockSiding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Loop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LocoServicing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Colliery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MineralLoading</text:p>
          </table:table-cell>
          <table:table-cell table:number-columns-repeated="449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15"/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number-columns-repeated="431"/>
        </table:table-row>
        <table:table-row table:style-name="ro1">
          <table:table-cell table:style-name="ce215" office:value-type="string" calcext:value-type="string">
            <text:p>#comment</text:p>
          </table:table-cell>
          <table:table-cell table:number-columns-repeated="15"/>
          <table:table-cell table:style-name="Excel_20_Built-in_20_Normal" table:number-columns-repeated="2"/>
          <table:table-cell table:number-columns-repeated="432"/>
        </table:table-row>
        <table:table-row table:style-name="ro2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SDso1 is for players. It splits the empty trains into SdsoSTATIC . Sdso is <text:s/>somerset dorset <text:s/>Saturday only trains </text:p>
          </table:table-cell>
          <table:table-cell table:style-name="ce16"/>
          <table:table-cell table:style-name="ce24" office:value-type="string" calcext:value-type="string">
            <text:p>TASK Forwards to Bath Green Park and stop just clear of the crossover in the platform &lt;br&gt; NEXT wait for the train departure and retire to shed</text:p>
          </table:table-cell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number-columns-repeated="3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number-columns-repeated="31"/>
          <table:table-cell table:style-name="ce244" table:number-columns-repeated="400"/>
        </table:table-row>
        <table:table-row table:style-name="ro1" table:number-rows-repeated="1048364">
          <table:table-cell table:number-columns-repeated="450"/>
        </table:table-row>
        <table:table-row table:style-name="ro1">
          <table:table-cell table:number-columns-repeated="4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zi4-Regular" svg:font-family="Inconsolatazi4-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.00.0000</text:date>, <text:time style:data-style-name="N2" text:time-value="08:52:58.4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2-11-23T09:43:17.709000000</dc:date>
    <meta:editing-duration>P14DT19H29M28S</meta:editing-duration>
    <meta:editing-cycles>539</meta:editing-cycles>
    <meta:generator>LibreOffice/6.2.8.2$Windows_X86_64 LibreOffice_project/f82ddfca21ebc1e222a662a32b25c0c9d20169ee</meta:generator>
    <meta:document-statistic meta:table-count="1" meta:cell-count="2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U211:Sheet1.CW211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U211:Sheet1.CW21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